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ns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1" table:number-columns-repeated="12" table:default-cell-style-name="ce1"/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1</text:p>
          </table:table-cell>
          <table:table-cell office:value-type="percentage" office:value="0.4054" calcext:value-type="percentage">
            <text:p>40,54%</text:p>
          </table:table-cell>
          <table:table-cell office:value-type="percentage" office:value="0.3432" calcext:value-type="percentage">
            <text:p>34,32%</text:p>
          </table:table-cell>
          <table:table-cell office:value-type="percentage" office:value="0.2987" calcext:value-type="percentage">
            <text:p>29,87%</text:p>
          </table:table-cell>
          <table:table-cell office:value-type="percentage" office:value="0.4189" calcext:value-type="percentage">
            <text:p>41,89%</text:p>
          </table:table-cell>
          <table:table-cell office:value-type="percentage" office:value="0.4054" calcext:value-type="percentage">
            <text:p>40,54%</text:p>
          </table:table-cell>
          <table:table-cell office:value-type="percentage" office:value="0.4279" calcext:value-type="percentage">
            <text:p>42,79%</text:p>
          </table:table-cell>
          <table:table-cell office:value-type="percentage" office:value="0.227" calcext:value-type="percentage">
            <text:p>22,7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2</text:p>
          </table:table-cell>
          <table:table-cell office:value-type="percentage" office:value="0.7135" calcext:value-type="percentage">
            <text:p>71,35%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4624" calcext:value-type="percentage">
            <text:p>46,24%</text:p>
          </table:table-cell>
          <table:table-cell office:value-type="percentage" office:value="0.8054" calcext:value-type="percentage">
            <text:p>80,54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3243" calcext:value-type="percentage">
            <text:p>32,43%</text:p>
          </table:table-cell>
          <table:table-cell office:value-type="percentage" office:value="0.2541" calcext:value-type="percentage">
            <text:p>25,4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3</text:p>
          </table:table-cell>
          <table:table-cell office:value-type="percentage" office:value="0.3919" calcext:value-type="percentage">
            <text:p>39,19%</text:p>
          </table:table-cell>
          <table:table-cell office:value-type="percentage" office:value="0.1865" calcext:value-type="percentage">
            <text:p>18,65%</text:p>
          </table:table-cell>
          <table:table-cell office:value-type="percentage" office:value="0.3227" calcext:value-type="percentage">
            <text:p>32,2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3514" calcext:value-type="percentage">
            <text:p>35,14%</text:p>
          </table:table-cell>
          <table:table-cell office:value-type="percentage" office:value="0.1926" calcext:value-type="percentage">
            <text:p>19,2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4</text:p>
          </table:table-cell>
          <table:table-cell office:value-type="percentage" office:value="0.4703" calcext:value-type="percentage">
            <text:p>47,03%</text:p>
          </table:table-cell>
          <table:table-cell office:value-type="percentage" office:value="0.2973" calcext:value-type="percentage">
            <text:p>29,73%</text:p>
          </table:table-cell>
          <table:table-cell office:value-type="percentage" office:value="0.1918" calcext:value-type="percentage">
            <text:p>19,18%</text:p>
          </table:table-cell>
          <table:table-cell office:value-type="percentage" office:value="0.5216" calcext:value-type="percentage">
            <text:p>52,16%</text:p>
          </table:table-cell>
          <table:table-cell office:value-type="percentage" office:value="0.3378" calcext:value-type="percentage">
            <text:p>33,78%</text:p>
          </table:table-cell>
          <table:table-cell office:value-type="percentage" office:value="0.2946" calcext:value-type="percentage">
            <text:p>29,46%</text:p>
          </table:table-cell>
          <table:table-cell office:value-type="percentage" office:value="0.2243" calcext:value-type="percentage">
            <text:p>22,4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5</text:p>
          </table:table-cell>
          <table:table-cell office:value-type="percentage" office:value="0.6108" calcext:value-type="percentage">
            <text:p>61,08%</text:p>
          </table:table-cell>
          <table:table-cell office:value-type="percentage" office:value="0.2973" calcext:value-type="percentage">
            <text:p>29,73%</text:p>
          </table:table-cell>
          <table:table-cell office:value-type="percentage" office:value="0.254" calcext:value-type="percentage">
            <text:p>25,40%</text:p>
          </table:table-cell>
          <table:table-cell office:value-type="percentage" office:value="0.3892" calcext:value-type="percentage">
            <text:p>38,92%</text:p>
          </table:table-cell>
          <table:table-cell office:value-type="percentage" office:value="0.4189" calcext:value-type="percentage">
            <text:p>41,89%</text:p>
          </table:table-cell>
          <table:table-cell office:value-type="percentage" office:value="0.473" calcext:value-type="percentage">
            <text:p>47,30%</text:p>
          </table:table-cell>
          <table:table-cell office:value-type="percentage" office:value="0.3514" calcext:value-type="percentage">
            <text:p>35,1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6</text:p>
          </table:table-cell>
          <table:table-cell office:value-type="percentage" office:value="0.3378" calcext:value-type="percentage">
            <text:p>33,78%</text:p>
          </table:table-cell>
          <table:table-cell office:value-type="percentage" office:value="0.2459" calcext:value-type="percentage">
            <text:p>24,59%</text:p>
          </table:table-cell>
          <table:table-cell office:value-type="percentage" office:value="0.436" calcext:value-type="percentage">
            <text:p>43,60%</text:p>
          </table:table-cell>
          <table:table-cell office:value-type="percentage" office:value="0.6703" calcext:value-type="percentage">
            <text:p>67,03%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3946" calcext:value-type="percentage">
            <text:p>39,46%</text:p>
          </table:table-cell>
          <table:table-cell office:value-type="percentage" office:value="0.2622" calcext:value-type="percentage">
            <text:p>26,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7</text:p>
          </table:table-cell>
          <table:table-cell office:value-type="percentage" office:value="0.4054" calcext:value-type="percentage">
            <text:p>40,54%</text:p>
          </table:table-cell>
          <table:table-cell office:value-type="percentage" office:value="0.2432" calcext:value-type="percentage">
            <text:p>24,32%</text:p>
          </table:table-cell>
          <table:table-cell office:value-type="percentage" office:value="0.3902" calcext:value-type="percentage">
            <text:p>39,02%</text:p>
          </table:table-cell>
          <table:table-cell office:value-type="percentage" office:value="0.6162" calcext:value-type="percentage">
            <text:p>61,62%</text:p>
          </table:table-cell>
          <table:table-cell office:value-type="percentage" office:value="0.2865" calcext:value-type="percentage">
            <text:p>28,65%</text:p>
          </table:table-cell>
          <table:table-cell office:value-type="percentage" office:value="0.2541" calcext:value-type="percentage">
            <text:p>25,41%</text:p>
          </table:table-cell>
          <table:table-cell office:value-type="percentage" office:value="0.2622" calcext:value-type="percentage">
            <text:p>26,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8</text:p>
          </table:table-cell>
          <table:table-cell office:value-type="percentage" office:value="0.4459" calcext:value-type="percentage">
            <text:p>44,59%</text:p>
          </table:table-cell>
          <table:table-cell office:value-type="percentage" office:value="0.2297" calcext:value-type="percentage">
            <text:p>22,97%</text:p>
          </table:table-cell>
          <table:table-cell office:value-type="percentage" office:value="0.3182" calcext:value-type="percentage">
            <text:p>31,82%</text:p>
          </table:table-cell>
          <table:table-cell office:value-type="percentage" office:value="0.5649" calcext:value-type="percentage">
            <text:p>56,49%</text:p>
          </table:table-cell>
          <table:table-cell office:value-type="percentage" office:value="0.4054" calcext:value-type="percentage">
            <text:p>40,54%</text:p>
          </table:table-cell>
          <table:table-cell office:value-type="percentage" office:value="0.3568" calcext:value-type="percentage">
            <text:p>35,68%</text:p>
          </table:table-cell>
          <table:table-cell office:value-type="percentage" office:value="0.2459" calcext:value-type="percentage">
            <text:p>24,59%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ct1970_9</text:p>
          </table:table-cell>
          <table:table-cell office:value-type="percentage" office:value="0.3243" calcext:value-type="percentage">
            <text:p>32,4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379" calcext:value-type="percentage">
            <text:p>33,79%</text:p>
          </table:table-cell>
          <table:table-cell office:value-type="percentage" office:value="0.7027" calcext:value-type="percentage">
            <text:p>70,27%</text:p>
          </table:table-cell>
          <table:table-cell office:value-type="percentage" office:value="0.3946" calcext:value-type="percentage">
            <text:p>39,46%</text:p>
          </table:table-cell>
          <table:table-cell office:value-type="percentage" office:value="0.3351" calcext:value-type="percentage">
            <text:p>33,51%</text:p>
          </table:table-cell>
          <table:table-cell office:value-type="percentage" office:value="0.1919" calcext:value-type="percentage">
            <text:p>19,1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10</text:p>
          </table:table-cell>
          <table:table-cell office:value-type="percentage" office:value="0.3622" calcext:value-type="percentage">
            <text:p>36,22%</text:p>
          </table:table-cell>
          <table:table-cell office:value-type="percentage" office:value="0.4054" calcext:value-type="percentage">
            <text:p>40,54%</text:p>
          </table:table-cell>
          <table:table-cell office:value-type="percentage" office:value="0.6399" calcext:value-type="percentage">
            <text:p>63,99%</text:p>
          </table:table-cell>
          <table:table-cell office:value-type="percentage" office:value="0.6595" calcext:value-type="percentage">
            <text:p>65,95%</text:p>
          </table:table-cell>
          <table:table-cell office:value-type="percentage" office:value="0.4811" calcext:value-type="percentage">
            <text:p>48,11%</text:p>
          </table:table-cell>
          <table:table-cell office:value-type="percentage" office:value="0.4595" calcext:value-type="percentage">
            <text:p>45,95%</text:p>
          </table:table-cell>
          <table:table-cell office:value-type="percentage" office:value="0.3703" calcext:value-type="percentage">
            <text:p>37,03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2:.B11])" office:value-type="percentage" office:value="0.44675" calcext:value-type="percentage">
            <text:p>44,68%</text:p>
          </table:table-cell>
          <table:table-cell table:style-name="ce2" table:formula="of:=AVERAGE([.C2:.C11])" office:value-type="percentage" office:value="0.27053" calcext:value-type="percentage">
            <text:p>27,05%</text:p>
          </table:table-cell>
          <table:table-cell table:style-name="ce2" table:formula="of:=AVERAGE([.D2:.D11])" office:value-type="percentage" office:value="0.36518" calcext:value-type="percentage">
            <text:p>36,52%</text:p>
          </table:table-cell>
          <table:table-cell table:style-name="ce2" table:formula="of:=AVERAGE([.E2:.E11])" office:value-type="percentage" office:value="0.59487" calcext:value-type="percentage">
            <text:p>59,49%</text:p>
          </table:table-cell>
          <table:table-cell table:style-name="ce2" table:formula="of:=AVERAGE([.F2:.F11])" office:value-type="percentage" office:value="0.38762" calcext:value-type="percentage">
            <text:p>38,76%</text:p>
          </table:table-cell>
          <table:table-cell table:style-name="ce2" table:formula="of:=AVERAGE([.G2:.G11])" office:value-type="percentage" office:value="0.36713" calcext:value-type="percentage">
            <text:p>36,71%</text:p>
          </table:table-cell>
          <table:table-cell table:style-name="ce2" table:formula="of:=AVERAGE([.H2:.H11])" office:value-type="percentage" office:value="0.25819" calcext:value-type="percentage">
            <text:p>25,82%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1</text:p>
          </table:table-cell>
          <table:table-cell office:value-type="percentage" office:value="0.1979" calcext:value-type="percentage">
            <text:p>19,79%</text:p>
          </table:table-cell>
          <table:table-cell office:value-type="percentage" office:value="0.2128" calcext:value-type="percentage">
            <text:p>21,28%</text:p>
          </table:table-cell>
          <table:table-cell office:value-type="percentage" office:value="0.3512" calcext:value-type="percentage">
            <text:p>35,12%</text:p>
          </table:table-cell>
          <table:table-cell office:value-type="percentage" office:value="0.817" calcext:value-type="percentage">
            <text:p>81,70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915" calcext:value-type="percentage">
            <text:p>39,15%</text:p>
          </table:table-cell>
          <table:table-cell office:value-type="percentage" office:value="0.2596" calcext:value-type="percentage">
            <text:p>25,9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2</text:p>
          </table:table-cell>
          <table:table-cell office:value-type="percentage" office:value="0.2851" calcext:value-type="percentage">
            <text:p>28,51%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2184" calcext:value-type="percentage">
            <text:p>21,84%</text:p>
          </table:table-cell>
          <table:table-cell office:value-type="percentage" office:value="0.7234" calcext:value-type="percentage">
            <text:p>72,34%</text:p>
          </table:table-cell>
          <table:table-cell office:value-type="percentage" office:value="0.4616" calcext:value-type="percentage">
            <text:p>46,16%</text:p>
          </table:table-cell>
          <table:table-cell office:value-type="percentage" office:value="0.4787" calcext:value-type="percentage">
            <text:p>47,87%</text:p>
          </table:table-cell>
          <table:table-cell office:value-type="percentage" office:value="0.2468" calcext:value-type="percentage">
            <text:p>24,6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3</text:p>
          </table:table-cell>
          <table:table-cell office:value-type="percentage" office:value="0.3723" calcext:value-type="percentage">
            <text:p>37,23%</text:p>
          </table:table-cell>
          <table:table-cell office:value-type="percentage" office:value="0.3723" calcext:value-type="percentage">
            <text:p>37,23%</text:p>
          </table:table-cell>
          <table:table-cell office:value-type="percentage" office:value="0.4146" calcext:value-type="percentage">
            <text:p>41,46%</text:p>
          </table:table-cell>
          <table:table-cell office:value-type="percentage" office:value="0.6277" calcext:value-type="percentage">
            <text:p>62,77%</text:p>
          </table:table-cell>
          <table:table-cell office:value-type="percentage" office:value="0.466" calcext:value-type="percentage">
            <text:p>46,60%</text:p>
          </table:table-cell>
          <table:table-cell office:value-type="percentage" office:value="0.4745" calcext:value-type="percentage">
            <text:p>47,45%</text:p>
          </table:table-cell>
          <table:table-cell office:value-type="percentage" office:value="0.2638" calcext:value-type="percentage">
            <text:p>26,3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4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617" calcext:value-type="percentage">
            <text:p>36,17%</text:p>
          </table:table-cell>
          <table:table-cell office:value-type="percentage" office:value="0.4787" calcext:value-type="percentage">
            <text:p>47,87%</text:p>
          </table:table-cell>
          <table:table-cell office:value-type="percentage" office:value="0.6872" calcext:value-type="percentage">
            <text:p>68,72%</text:p>
          </table:table-cell>
          <table:table-cell office:value-type="percentage" office:value="0.5064" calcext:value-type="percentage">
            <text:p>50,64%</text:p>
          </table:table-cell>
          <table:table-cell office:value-type="percentage" office:value="0.4872" calcext:value-type="percentage">
            <text:p>48,72%</text:p>
          </table:table-cell>
          <table:table-cell office:value-type="percentage" office:value="0.417" calcext:value-type="percentage">
            <text:p>41,7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5</text:p>
          </table:table-cell>
          <table:table-cell office:value-type="percentage" office:value="0.2404" calcext:value-type="percentage">
            <text:p>24,04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7957" calcext:value-type="percentage">
            <text:p>79,57%</text:p>
          </table:table-cell>
          <table:table-cell office:value-type="percentage" office:value="0.3277" calcext:value-type="percentage">
            <text:p>32,77%</text:p>
          </table:table-cell>
          <table:table-cell office:value-type="percentage" office:value="0.417" calcext:value-type="percentage">
            <text:p>41,70%</text:p>
          </table:table-cell>
          <table:table-cell office:value-type="percentage" office:value="0.2787" calcext:value-type="percentage">
            <text:p>27,8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6</text:p>
          </table:table-cell>
          <table:table-cell office:value-type="percentage" office:value="0.3085" calcext:value-type="percentage">
            <text:p>30,85%</text:p>
          </table:table-cell>
          <table:table-cell office:value-type="percentage" office:value="0.234" calcext:value-type="percentage">
            <text:p>23,40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6426" calcext:value-type="percentage">
            <text:p>64,26%</text:p>
          </table:table-cell>
          <table:table-cell office:value-type="percentage" office:value="0.417" calcext:value-type="percentage">
            <text:p>41,70%</text:p>
          </table:table-cell>
          <table:table-cell office:value-type="percentage" office:value="0.4957" calcext:value-type="percentage">
            <text:p>49,57%</text:p>
          </table:table-cell>
          <table:table-cell office:value-type="percentage" office:value="0.3021" calcext:value-type="percentage">
            <text:p>30,2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7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2957" calcext:value-type="percentage">
            <text:p>29,57%</text:p>
          </table:table-cell>
          <table:table-cell office:value-type="percentage" office:value="0.2726" calcext:value-type="percentage">
            <text:p>27,26%</text:p>
          </table:table-cell>
          <table:table-cell office:value-type="percentage" office:value="0.6298" calcext:value-type="percentage">
            <text:p>62,98%</text:p>
          </table:table-cell>
          <table:table-cell office:value-type="percentage" office:value="0.3915" calcext:value-type="percentage">
            <text:p>39,15%</text:p>
          </table:table-cell>
          <table:table-cell office:value-type="percentage" office:value="0.3979" calcext:value-type="percentage">
            <text:p>39,79%</text:p>
          </table:table-cell>
          <table:table-cell office:value-type="percentage" office:value="0.2426" calcext:value-type="percentage">
            <text:p>24,2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8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4064" calcext:value-type="percentage">
            <text:p>40,64%</text:p>
          </table:table-cell>
          <table:table-cell office:value-type="percentage" office:value="0.4274" calcext:value-type="percentage">
            <text:p>42,74%</text:p>
          </table:table-cell>
          <table:table-cell office:value-type="percentage" office:value="0.7298" calcext:value-type="percentage">
            <text:p>72,98%</text:p>
          </table:table-cell>
          <table:table-cell table:number-columns-repeated="2" office:value-type="percentage" office:value="0.5681" calcext:value-type="percentage">
            <text:p>56,81%</text:p>
          </table:table-cell>
          <table:table-cell office:value-type="percentage" office:value="0.3021" calcext:value-type="percentage">
            <text:p>30,2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9</text:p>
          </table:table-cell>
          <table:table-cell office:value-type="percentage" office:value="0.2426" calcext:value-type="percentage">
            <text:p>24,26%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6055" calcext:value-type="percentage">
            <text:p>60,55%</text:p>
          </table:table-cell>
          <table:table-cell office:value-type="percentage" office:value="0.7915" calcext:value-type="percentage">
            <text:p>79,15%</text:p>
          </table:table-cell>
          <table:table-cell office:value-type="percentage" office:value="0.4957" calcext:value-type="percentage">
            <text:p>49,57%</text:p>
          </table:table-cell>
          <table:table-cell office:value-type="percentage" office:value="0.5064" calcext:value-type="percentage">
            <text:p>50,64%</text:p>
          </table:table-cell>
          <table:table-cell office:value-type="percentage" office:value="0.3362" calcext:value-type="percentage">
            <text:p>33,6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10</text:p>
          </table:table-cell>
          <table:table-cell office:value-type="percentage" office:value="0.266" calcext:value-type="percentage">
            <text:p>26,60%</text:p>
          </table:table-cell>
          <table:table-cell office:value-type="percentage" office:value="0.4532" calcext:value-type="percentage">
            <text:p>45,32%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7809" calcext:value-type="percentage">
            <text:p>78,09%</text:p>
          </table:table-cell>
          <table:table-cell office:value-type="percentage" office:value="0.4213" calcext:value-type="percentage">
            <text:p>42,13%</text:p>
          </table:table-cell>
          <table:table-cell office:value-type="percentage" office:value="0.4745" calcext:value-type="percentage">
            <text:p>47,45%</text:p>
          </table:table-cell>
          <table:table-cell office:value-type="percentage" office:value="0.2809" calcext:value-type="percentage">
            <text:p>28,09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15:.B24])" office:value-type="percentage" office:value="0.28405" calcext:value-type="percentage">
            <text:p>28,41%</text:p>
          </table:table-cell>
          <table:table-cell table:style-name="ce2" table:formula="of:=AVERAGE([.C15:.C24])" office:value-type="percentage" office:value="0.32489" calcext:value-type="percentage">
            <text:p>32,49%</text:p>
          </table:table-cell>
          <table:table-cell table:style-name="ce2" table:formula="of:=AVERAGE([.D15:.D24])" office:value-type="percentage" office:value="0.39153" calcext:value-type="percentage">
            <text:p>39,15%</text:p>
          </table:table-cell>
          <table:table-cell table:style-name="ce2" table:formula="of:=AVERAGE([.E15:.E24])" office:value-type="percentage" office:value="0.72256" calcext:value-type="percentage">
            <text:p>72,26%</text:p>
          </table:table-cell>
          <table:table-cell table:style-name="ce2" table:formula="of:=AVERAGE([.F15:.F24])" office:value-type="percentage" office:value="0.44553" calcext:value-type="percentage">
            <text:p>44,55%</text:p>
          </table:table-cell>
          <table:table-cell table:style-name="ce2" table:formula="of:=AVERAGE([.G15:.G24])" office:value-type="percentage" office:value="0.46915" calcext:value-type="percentage">
            <text:p>46,92%</text:p>
          </table:table-cell>
          <table:table-cell table:style-name="ce2" table:formula="of:=AVERAGE([.H15:.H24])" office:value-type="percentage" office:value="0.29298" calcext:value-type="percentage">
            <text:p>29,30%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1</text:p>
          </table:table-cell>
          <table:table-cell office:value-type="percentage" office:value="0.2461" calcext:value-type="percentage">
            <text:p>24,61%</text:p>
          </table:table-cell>
          <table:table-cell office:value-type="percentage" office:value="0.1066" calcext:value-type="percentage">
            <text:p>10,66%</text:p>
          </table:table-cell>
          <table:table-cell office:value-type="percentage" office:value="0.1239" calcext:value-type="percentage">
            <text:p>12,39%</text:p>
          </table:table-cell>
          <table:table-cell office:value-type="percentage" office:value="0.7171" calcext:value-type="percentage">
            <text:p>71,71%</text:p>
          </table:table-cell>
          <table:table-cell office:value-type="percentage" office:value="0.4092" calcext:value-type="percentage">
            <text:p>40,92%</text:p>
          </table:table-cell>
          <table:table-cell office:value-type="percentage" office:value="0.4316" calcext:value-type="percentage">
            <text:p>43,16%</text:p>
          </table:table-cell>
          <table:table-cell office:value-type="percentage" office:value="0.2474" calcext:value-type="percentage">
            <text:p>24,7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2</text:p>
          </table:table-cell>
          <table:table-cell office:value-type="percentage" office:value="0.3224" calcext:value-type="percentage">
            <text:p>32,24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144" calcext:value-type="percentage">
            <text:p>21,44%</text:p>
          </table:table-cell>
          <table:table-cell office:value-type="percentage" office:value="0.6382" calcext:value-type="percentage">
            <text:p>63,82%</text:p>
          </table:table-cell>
          <table:table-cell office:value-type="percentage" office:value="0.4342" calcext:value-type="percentage">
            <text:p>43,42%</text:p>
          </table:table-cell>
          <table:table-cell office:value-type="percentage" office:value="0.4329" calcext:value-type="percentage">
            <text:p>43,29%</text:p>
          </table:table-cell>
          <table:table-cell office:value-type="percentage" office:value="0.2645" calcext:value-type="percentage">
            <text:p>26,4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3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506" calcext:value-type="percentage">
            <text:p>25,06%</text:p>
          </table:table-cell>
          <table:table-cell office:value-type="percentage" office:value="0.5789" calcext:value-type="percentage">
            <text:p>57,89%</text:p>
          </table:table-cell>
          <table:table-cell office:value-type="percentage" office:value="0.4342" calcext:value-type="percentage">
            <text:p>43,42%</text:p>
          </table:table-cell>
          <table:table-cell office:value-type="percentage" office:value="0.4316" calcext:value-type="percentage">
            <text:p>43,16%</text:p>
          </table:table-cell>
          <table:table-cell office:value-type="percentage" office:value="0.3105" calcext:value-type="percentage">
            <text:p>31,0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4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1707" calcext:value-type="percentage">
            <text:p>17,07%</text:p>
          </table:table-cell>
          <table:table-cell office:value-type="percentage" office:value="0.7921" calcext:value-type="percentage">
            <text:p>79,21%</text:p>
          </table:table-cell>
          <table:table-cell office:value-type="percentage" office:value="0.5671" calcext:value-type="percentage">
            <text:p>56,71%</text:p>
          </table:table-cell>
          <table:table-cell office:value-type="percentage" office:value="0.5105" calcext:value-type="percentage">
            <text:p>51,05%</text:p>
          </table:table-cell>
          <table:table-cell office:value-type="percentage" office:value="0.2697" calcext:value-type="percentage">
            <text:p>26,9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5</text:p>
          </table:table-cell>
          <table:table-cell office:value-type="percentage" office:value="0.3079" calcext:value-type="percentage">
            <text:p>30,79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2884" calcext:value-type="percentage">
            <text:p>28,84%</text:p>
          </table:table-cell>
          <table:table-cell office:value-type="percentage" office:value="0.6592" calcext:value-type="percentage">
            <text:p>65,92%</text:p>
          </table:table-cell>
          <table:table-cell office:value-type="percentage" office:value="0.4816" calcext:value-type="percentage">
            <text:p>48,16%</text:p>
          </table:table-cell>
          <table:table-cell office:value-type="percentage" office:value="0.4671" calcext:value-type="percentage">
            <text:p>46,71%</text:p>
          </table:table-cell>
          <table:table-cell office:value-type="percentage" office:value="0.3382" calcext:value-type="percentage">
            <text:p>33,8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861" calcext:value-type="percentage">
            <text:p>18,61%</text:p>
          </table:table-cell>
          <table:table-cell office:value-type="percentage" office:value="0.7711" calcext:value-type="percentage">
            <text:p>77,11%</text:p>
          </table:table-cell>
          <table:table-cell office:value-type="percentage" office:value="0.4895" calcext:value-type="percentage">
            <text:p>48,95%</text:p>
          </table:table-cell>
          <table:table-cell office:value-type="percentage" office:value="0.3868" calcext:value-type="percentage">
            <text:p>38,68%</text:p>
          </table:table-cell>
          <table:table-cell office:value-type="percentage" office:value="0.2645" calcext:value-type="percentage">
            <text:p>26,4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7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4578" calcext:value-type="percentage">
            <text:p>45,78%</text:p>
          </table:table-cell>
          <table:table-cell office:value-type="percentage" office:value="0.6763" calcext:value-type="percentage">
            <text:p>67,63%</text:p>
          </table:table-cell>
          <table:table-cell office:value-type="percentage" office:value="0.4895" calcext:value-type="percentage">
            <text:p>48,95%</text:p>
          </table:table-cell>
          <table:table-cell office:value-type="percentage" office:value="0.4987" calcext:value-type="percentage">
            <text:p>49,87%</text:p>
          </table:table-cell>
          <table:table-cell office:value-type="percentage" office:value="0.2487" calcext:value-type="percentage">
            <text:p>24,8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8</text:p>
          </table:table-cell>
          <table:table-cell office:value-type="percentage" office:value="0.3145" calcext:value-type="percentage">
            <text:p>31,45%</text:p>
          </table:table-cell>
          <table:table-cell office:value-type="percentage" office:value="0.1974" calcext:value-type="percentage">
            <text:p>19,74%</text:p>
          </table:table-cell>
          <table:table-cell office:value-type="percentage" office:value="0.3442" calcext:value-type="percentage">
            <text:p>34,42%</text:p>
          </table:table-cell>
          <table:table-cell office:value-type="percentage" office:value="0.6421" calcext:value-type="percentage">
            <text:p>64,21%</text:p>
          </table:table-cell>
          <table:table-cell office:value-type="percentage" office:value="0.3697" calcext:value-type="percentage">
            <text:p>36,97%</text:p>
          </table:table-cell>
          <table:table-cell office:value-type="percentage" office:value="0.4158" calcext:value-type="percentage">
            <text:p>41,58%</text:p>
          </table:table-cell>
          <table:table-cell office:value-type="percentage" office:value="0.2184" calcext:value-type="percentage">
            <text:p>21,8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9</text:p>
          </table:table-cell>
          <table:table-cell office:value-type="percentage" office:value="0.3803" calcext:value-type="percentage">
            <text:p>38,03%</text:p>
          </table:table-cell>
          <table:table-cell office:value-type="percentage" office:value="0.2908" calcext:value-type="percentage">
            <text:p>29,08%</text:p>
          </table:table-cell>
          <table:table-cell office:value-type="percentage" office:value="0.2995" calcext:value-type="percentage">
            <text:p>29,95%</text:p>
          </table:table-cell>
          <table:table-cell office:value-type="percentage" office:value="0.5961" calcext:value-type="percentage">
            <text:p>59,61%</text:p>
          </table:table-cell>
          <table:table-cell office:value-type="percentage" office:value="0.4908" calcext:value-type="percentage">
            <text:p>49,08%</text:p>
          </table:table-cell>
          <table:table-cell office:value-type="percentage" office:value="0.5553" calcext:value-type="percentage">
            <text:p>55,53%</text:p>
          </table:table-cell>
          <table:table-cell office:value-type="percentage" office:value="0.2961" calcext:value-type="percentage">
            <text:p>29,6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10</text:p>
          </table:table-cell>
          <table:table-cell office:value-type="percentage" office:value="0.3079" calcext:value-type="percentage">
            <text:p>30,79%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4336" calcext:value-type="percentage">
            <text:p>43,36%</text:p>
          </table:table-cell>
          <table:table-cell office:value-type="percentage" office:value="0.6513" calcext:value-type="percentage">
            <text:p>65,13%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4289" calcext:value-type="percentage">
            <text:p>42,89%</text:p>
          </table:table-cell>
          <table:table-cell office:value-type="percentage" office:value="0.2487" calcext:value-type="percentage">
            <text:p>24,87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28:.B37])" office:value-type="percentage" office:value="0.28895" calcext:value-type="percentage">
            <text:p>28,90%</text:p>
          </table:table-cell>
          <table:table-cell table:style-name="ce2" table:formula="of:=AVERAGE([.C28:.C37])" office:value-type="percentage" office:value="0.22738" calcext:value-type="percentage">
            <text:p>22,74%</text:p>
          </table:table-cell>
          <table:table-cell table:style-name="ce2" table:formula="of:=AVERAGE([.D28:.D37])" office:value-type="percentage" office:value="0.27692" calcext:value-type="percentage">
            <text:p>27,69%</text:p>
          </table:table-cell>
          <table:table-cell table:style-name="ce2" table:formula="of:=AVERAGE([.E28:.E37])" office:value-type="percentage" office:value="0.67224" calcext:value-type="percentage">
            <text:p>67,22%</text:p>
          </table:table-cell>
          <table:table-cell table:style-name="ce2" table:formula="of:=AVERAGE([.F28:.F37])" office:value-type="percentage" office:value="0.46013" calcext:value-type="percentage">
            <text:p>46,01%</text:p>
          </table:table-cell>
          <table:table-cell table:style-name="ce2" table:formula="of:=AVERAGE([.G28:.G37])" office:value-type="percentage" office:value="0.45592" calcext:value-type="percentage">
            <text:p>45,59%</text:p>
          </table:table-cell>
          <table:table-cell table:style-name="ce2" table:formula="of:=AVERAGE([.H28:.H37])" office:value-type="percentage" office:value="0.27067" calcext:value-type="percentage">
            <text:p>27,07%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1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3397" calcext:value-type="percentage">
            <text:p>33,97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7714" calcext:value-type="percentage">
            <text:p>77,14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2921" calcext:value-type="percentage">
            <text:p>29,2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2</text:p>
          </table:table-cell>
          <table:table-cell office:value-type="percentage" office:value="0.227" calcext:value-type="percentage">
            <text:p>22,7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683" calcext:value-type="percentage">
            <text:p>36,83%</text:p>
          </table:table-cell>
          <table:table-cell office:value-type="percentage" office:value="0.6889" calcext:value-type="percentage">
            <text:p>68,89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079" calcext:value-type="percentage">
            <text:p>50,79%</text:p>
          </table:table-cell>
          <table:table-cell office:value-type="percentage" office:value="0.2381" calcext:value-type="percentage">
            <text:p>23,8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3</text:p>
          </table:table-cell>
          <table:table-cell office:value-type="percentage" office:value="0.2508" calcext:value-type="percentage">
            <text:p>25,08%</text:p>
          </table:table-cell>
          <table:table-cell table:number-columns-repeated="2" office:value-type="percentage" office:value="0.1496" calcext:value-type="percentage">
            <text:p>14,96%</text:p>
          </table:table-cell>
          <table:table-cell office:value-type="percentage" office:value="0.7381" calcext:value-type="percentage">
            <text:p>73,81%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4968" calcext:value-type="percentage">
            <text:p>49,68%</text:p>
          </table:table-cell>
          <table:table-cell office:value-type="percentage" office:value="0.2063" calcext:value-type="percentage">
            <text:p>20,6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4</text:p>
          </table:table-cell>
          <table:table-cell office:value-type="percentage" office:value="0.2079" calcext:value-type="percentage">
            <text:p>20,79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35" calcext:value-type="percentage">
            <text:p>13,50%</text:p>
          </table:table-cell>
          <table:table-cell office:value-type="percentage" office:value="0.7206" calcext:value-type="percentage">
            <text:p>72,06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2349" calcext:value-type="percentage">
            <text:p>23,4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5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554" calcext:value-type="percentage">
            <text:p>25,54%</text:p>
          </table:table-cell>
          <table:table-cell office:value-type="percentage" office:value="0.6524" calcext:value-type="percentage">
            <text:p>65,24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3254" calcext:value-type="percentage">
            <text:p>32,5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6</text:p>
          </table:table-cell>
          <table:table-cell office:value-type="percentage" office:value="0.2175" calcext:value-type="percentage">
            <text:p>21,75%</text:p>
          </table:table-cell>
          <table:table-cell office:value-type="percentage" office:value="0.1587" calcext:value-type="percentage">
            <text:p>15,87%</text:p>
          </table:table-cell>
          <table:table-cell office:value-type="percentage" office:value="0.1518" calcext:value-type="percentage">
            <text:p>15,18%</text:p>
          </table:table-cell>
          <table:table-cell office:value-type="percentage" office:value="0.7698" calcext:value-type="percentage">
            <text:p>76,98%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2476" calcext:value-type="percentage">
            <text:p>24,7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7</text:p>
          </table:table-cell>
          <table:table-cell office:value-type="percentage" office:value="0.2302" calcext:value-type="percentage">
            <text:p>23,02%</text:p>
          </table:table-cell>
          <table:table-cell office:value-type="percentage" office:value="0.1397" calcext:value-type="percentage">
            <text:p>13,97%</text:p>
          </table:table-cell>
          <table:table-cell office:value-type="percentage" office:value="0.1271" calcext:value-type="percentage">
            <text:p>12,71%</text:p>
          </table:table-cell>
          <table:table-cell office:value-type="percentage" office:value="0.7524" calcext:value-type="percentage">
            <text:p>75,24%</text:p>
          </table:table-cell>
          <table:table-cell office:value-type="percentage" office:value="0.4825" calcext:value-type="percentage">
            <text:p>48,25%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254" calcext:value-type="percentage">
            <text:p>25,4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8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8317" calcext:value-type="percentage">
            <text:p>83,17%</text:p>
          </table:table-cell>
          <table:table-cell office:value-type="percentage" office:value="0.5127" calcext:value-type="percentage">
            <text:p>51,27%</text:p>
          </table:table-cell>
          <table:table-cell office:value-type="percentage" office:value="0.4825" calcext:value-type="percentage">
            <text:p>48,25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9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496" calcext:value-type="percentage">
            <text:p>14,96%</text:p>
          </table:table-cell>
          <table:table-cell office:value-type="percentage" office:value="0.2995" calcext:value-type="percentage">
            <text:p>29,95%</text:p>
          </table:table-cell>
          <table:table-cell office:value-type="percentage" office:value="0.8222" calcext:value-type="percentage">
            <text:p>82,22%</text:p>
          </table:table-cell>
          <table:table-cell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office:value-type="percentage" office:value="0.2206" calcext:value-type="percentage">
            <text:p>22,0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10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016" calcext:value-type="percentage">
            <text:p>20,16%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6937" calcext:value-type="percentage">
            <text:p>69,37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1921" calcext:value-type="percentage">
            <text:p>19,21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41:.B50])" office:value-type="percentage" office:value="0.22762" calcext:value-type="percentage">
            <text:p>22,76%</text:p>
          </table:table-cell>
          <table:table-cell table:style-name="ce2" table:formula="of:=AVERAGE([.C41:.C50])" office:value-type="percentage" office:value="0.1996" calcext:value-type="percentage">
            <text:p>19,96%</text:p>
          </table:table-cell>
          <table:table-cell table:style-name="ce2" table:formula="of:=AVERAGE([.D41:.D50])" office:value-type="percentage" office:value="0.19544" calcext:value-type="percentage">
            <text:p>19,54%</text:p>
          </table:table-cell>
          <table:table-cell table:style-name="ce2" table:formula="of:=AVERAGE([.E41:.E50])" office:value-type="percentage" office:value="0.74412" calcext:value-type="percentage">
            <text:p>74,41%</text:p>
          </table:table-cell>
          <table:table-cell table:style-name="ce2" table:formula="of:=AVERAGE([.F41:.F50])" office:value-type="percentage" office:value="0.50539" calcext:value-type="percentage">
            <text:p>50,54%</text:p>
          </table:table-cell>
          <table:table-cell table:style-name="ce2" table:formula="of:=AVERAGE([.G41:.G50])" office:value-type="percentage" office:value="0.50633" calcext:value-type="percentage">
            <text:p>50,63%</text:p>
          </table:table-cell>
          <table:table-cell table:style-name="ce2" table:formula="of:=AVERAGE([.H41:.H50])" office:value-type="percentage" office:value="0.24444" calcext:value-type="percentage">
            <text:p>24,44%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1</text:p>
          </table:table-cell>
          <table:table-cell office:value-type="percentage" office:value="0.2176" calcext:value-type="percentage">
            <text:p>21,76%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1393" calcext:value-type="percentage">
            <text:p>13,93%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3578" calcext:value-type="percentage">
            <text:p>35,78%</text:p>
          </table:table-cell>
          <table:table-cell office:value-type="percentage" office:value="0.2725" calcext:value-type="percentage">
            <text:p>27,25%</text:p>
          </table:table-cell>
          <table:table-cell office:value-type="percentage" office:value="0.2284" calcext:value-type="percentage">
            <text:p>22,8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2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0683" calcext:value-type="percentage">
            <text:p>6,83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4127" calcext:value-type="percentage">
            <text:p>41,27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2284" calcext:value-type="percentage">
            <text:p>22,8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3</text:p>
          </table:table-cell>
          <table:table-cell office:value-type="percentage" office:value="0.1735" calcext:value-type="percentage">
            <text:p>17,35%</text:p>
          </table:table-cell>
          <table:table-cell office:value-type="percentage" office:value="0.1706" calcext:value-type="percentage">
            <text:p>17,06%</text:p>
          </table:table-cell>
          <table:table-cell office:value-type="percentage" office:value="0.1653" calcext:value-type="percentage">
            <text:p>16,53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3873" calcext:value-type="percentage">
            <text:p>38,73%</text:p>
          </table:table-cell>
          <table:table-cell office:value-type="percentage" office:value="0.3618" calcext:value-type="percentage">
            <text:p>36,18%</text:p>
          </table:table-cell>
          <table:table-cell office:value-type="percentage" office:value="0.2637" calcext:value-type="percentage">
            <text:p>26,3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4</text:p>
          </table:table-cell>
          <table:table-cell office:value-type="percentage" office:value="0.1588" calcext:value-type="percentage">
            <text:p>15,88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766" calcext:value-type="percentage">
            <text:p>7,66%</text:p>
          </table:table-cell>
          <table:table-cell office:value-type="percentage" office:value="0.1127" calcext:value-type="percentage">
            <text:p>11,27%</text:p>
          </table:table-cell>
          <table:table-cell office:value-type="percentage" office:value="0.3618" calcext:value-type="percentage">
            <text:p>36,18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2343" calcext:value-type="percentage">
            <text:p>23,4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5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3529" calcext:value-type="percentage">
            <text:p>35,29%</text:p>
          </table:table-cell>
          <table:table-cell office:value-type="percentage" office:value="0.361" calcext:value-type="percentage">
            <text:p>36,10%</text:p>
          </table:table-cell>
          <table:table-cell office:value-type="percentage" office:value="0.2431" calcext:value-type="percentage">
            <text:p>24,3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6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1569" calcext:value-type="percentage">
            <text:p>15,69%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2029" calcext:value-type="percentage">
            <text:p>20,29%</text:p>
          </table:table-cell>
          <table:table-cell office:value-type="percentage" office:value="0.4314" calcext:value-type="percentage">
            <text:p>43,14%</text:p>
          </table:table-cell>
          <table:table-cell office:value-type="percentage" office:value="0.3912" calcext:value-type="percentage">
            <text:p>39,12%</text:p>
          </table:table-cell>
          <table:table-cell office:value-type="percentage" office:value="0.2745" calcext:value-type="percentage">
            <text:p>27,4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7</text:p>
          </table:table-cell>
          <table:table-cell office:value-type="percentage" office:value="0.1618" calcext:value-type="percentage">
            <text:p>16,18%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249" calcext:value-type="percentage">
            <text:p>24,9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8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1373" calcext:value-type="percentage">
            <text:p>13,73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4676" calcext:value-type="percentage">
            <text:p>46,76%</text:p>
          </table:table-cell>
          <table:table-cell office:value-type="percentage" office:value="0.5402" calcext:value-type="percentage">
            <text:p>54,02%</text:p>
          </table:table-cell>
          <table:table-cell office:value-type="percentage" office:value="0.2059" calcext:value-type="percentage">
            <text:p>20,5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9</text:p>
          </table:table-cell>
          <table:table-cell office:value-type="percentage" office:value="0.2324" calcext:value-type="percentage">
            <text:p>23,24%</text:p>
          </table:table-cell>
          <table:table-cell office:value-type="percentage" office:value="0.1402" calcext:value-type="percentage">
            <text:p>14,02%</text:p>
          </table:table-cell>
          <table:table-cell office:value-type="percentage" office:value="0.137" calcext:value-type="percentage">
            <text:p>13,70%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3588" calcext:value-type="percentage">
            <text:p>35,88%</text:p>
          </table:table-cell>
          <table:table-cell office:value-type="percentage" office:value="0.4039" calcext:value-type="percentage">
            <text:p>40,39%</text:p>
          </table:table-cell>
          <table:table-cell office:value-type="percentage" office:value="0.1775" calcext:value-type="percentage">
            <text:p>17,7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10</text:p>
          </table:table-cell>
          <table:table-cell office:value-type="percentage" office:value="0.1373" calcext:value-type="percentage">
            <text:p>13,73%</text:p>
          </table:table-cell>
          <table:table-cell office:value-type="percentage" office:value="0.1069" calcext:value-type="percentage">
            <text:p>10,69%</text:p>
          </table:table-cell>
          <table:table-cell office:value-type="percentage" office:value="0.0962" calcext:value-type="percentage">
            <text:p>9,62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4657" calcext:value-type="percentage">
            <text:p>46,57%</text:p>
          </table:table-cell>
          <table:table-cell office:value-type="percentage" office:value="0.4549" calcext:value-type="percentage">
            <text:p>45,49%</text:p>
          </table:table-cell>
          <table:table-cell office:value-type="percentage" office:value="0.1676" calcext:value-type="percentage">
            <text:p>16,76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53:.B62])" office:value-type="percentage" office:value="0.18638" calcext:value-type="percentage">
            <text:p>18,64%</text:p>
          </table:table-cell>
          <table:table-cell table:style-name="ce2" table:formula="of:=AVERAGE([.C53:.C62])" office:value-type="percentage" office:value="0.14096" calcext:value-type="percentage">
            <text:p>14,10%</text:p>
          </table:table-cell>
          <table:table-cell table:style-name="ce2" table:formula="of:=AVERAGE([.D53:.D62])" office:value-type="percentage" office:value="0.13496" calcext:value-type="percentage">
            <text:p>13,50%</text:p>
          </table:table-cell>
          <table:table-cell table:style-name="ce2" table:formula="of:=AVERAGE([.E53:.E62])" office:value-type="percentage" office:value="0.14301" calcext:value-type="percentage">
            <text:p>14,30%</text:p>
          </table:table-cell>
          <table:table-cell table:style-name="ce2" table:formula="of:=AVERAGE([.F53:.F62])" office:value-type="percentage" office:value="0.3998" calcext:value-type="percentage">
            <text:p>39,98%</text:p>
          </table:table-cell>
          <table:table-cell table:style-name="ce2" table:formula="of:=AVERAGE([.G53:.G62])" office:value-type="percentage" office:value="0.38212" calcext:value-type="percentage">
            <text:p>38,21%</text:p>
          </table:table-cell>
          <table:table-cell table:style-name="ce2" table:formula="of:=AVERAGE([.H53:.H62])" office:value-type="percentage" office:value="0.22724" calcext:value-type="percentage">
            <text:p>22,72%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1</text:p>
          </table:table-cell>
          <table:table-cell office:value-type="percentage" office:value="0.1849" calcext:value-type="percentage">
            <text:p>18,49%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1173" calcext:value-type="percentage">
            <text:p>11,73%</text:p>
          </table:table-cell>
          <table:table-cell office:value-type="percentage" office:value="0.3951" calcext:value-type="percentage">
            <text:p>39,51%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2564" calcext:value-type="percentage">
            <text:p>25,6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2</text:p>
          </table:table-cell>
          <table:table-cell office:value-type="percentage" office:value="0.1939" calcext:value-type="percentage">
            <text:p>19,39%</text:p>
          </table:table-cell>
          <table:table-cell office:value-type="percentage" office:value="0.1017" calcext:value-type="percentage">
            <text:p>10,17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1363" calcext:value-type="percentage">
            <text:p>13,63%</text:p>
          </table:table-cell>
          <table:table-cell office:value-type="percentage" office:value="0.4089" calcext:value-type="percentage">
            <text:p>40,89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2106" calcext:value-type="percentage">
            <text:p>21,0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3</text:p>
          </table:table-cell>
          <table:table-cell office:value-type="percentage" office:value="0.2084" calcext:value-type="percentage">
            <text:p>20,84%</text:p>
          </table:table-cell>
          <table:table-cell office:value-type="percentage" office:value="0.1363" calcext:value-type="percentage">
            <text:p>13,63%</text:p>
          </table:table-cell>
          <table:table-cell office:value-type="percentage" office:value="0.1296" calcext:value-type="percentage">
            <text:p>12,96%</text:p>
          </table:table-cell>
          <table:table-cell office:value-type="percentage" office:value="0.1531" calcext:value-type="percentage">
            <text:p>15,31%</text:p>
          </table:table-cell>
          <table:table-cell office:value-type="percentage" office:value="0.3715" calcext:value-type="percentage">
            <text:p>37,15%</text:p>
          </table:table-cell>
          <table:table-cell office:value-type="percentage" office:value="0.3145" calcext:value-type="percentage">
            <text:p>31,45%</text:p>
          </table:table-cell>
          <table:table-cell office:value-type="percentage" office:value="0.2447" calcext:value-type="percentage">
            <text:p>24,4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4</text:p>
          </table:table-cell>
          <table:table-cell office:value-type="percentage" office:value="0.1765" calcext:value-type="percentage">
            <text:p>17,65%</text:p>
          </table:table-cell>
          <table:table-cell table:number-columns-repeated="2" office:value-type="percentage" office:value="0.0726" calcext:value-type="percentage">
            <text:p>7,26%</text:p>
          </table:table-cell>
          <table:table-cell office:value-type="percentage" office:value="0.1408" calcext:value-type="percentage">
            <text:p>14,08%</text:p>
          </table:table-cell>
          <table:table-cell office:value-type="percentage" office:value="0.3447" calcext:value-type="percentage">
            <text:p>34,47%</text:p>
          </table:table-cell>
          <table:table-cell office:value-type="percentage" office:value="0.257" calcext:value-type="percentage">
            <text:p>25,70%</text:p>
          </table:table-cell>
          <table:table-cell office:value-type="percentage" office:value="0.2084" calcext:value-type="percentage">
            <text:p>20,8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5</text:p>
          </table:table-cell>
          <table:table-cell office:value-type="percentage" office:value="0.2073" calcext:value-type="percentage">
            <text:p>20,73%</text:p>
          </table:table-cell>
          <table:table-cell office:value-type="percentage" office:value="0.133" calcext:value-type="percentage">
            <text:p>13,30%</text:p>
          </table:table-cell>
          <table:table-cell office:value-type="percentage" office:value="0.1333" calcext:value-type="percentage">
            <text:p>13,33%</text:p>
          </table:table-cell>
          <table:table-cell office:value-type="string" calcext:value-type="string">
            <text:p>x</text:p>
          </table:table-cell>
          <table:table-cell office:value-type="percentage" office:value="0.4089" calcext:value-type="percentage">
            <text:p>40,89%</text:p>
          </table:table-cell>
          <table:table-cell office:value-type="percentage" office:value="0.3369" calcext:value-type="percentage">
            <text:p>33,69%</text:p>
          </table:table-cell>
          <table:table-cell office:value-type="percentage" office:value="0.2056" calcext:value-type="percentage">
            <text:p>20,5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6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1134" calcext:value-type="percentage">
            <text:p>11,34%</text:p>
          </table:table-cell>
          <table:table-cell office:value-type="percentage" office:value="0.3508" calcext:value-type="percentage">
            <text:p>35,08%</text:p>
          </table:table-cell>
          <table:table-cell office:value-type="percentage" office:value="0.2832" calcext:value-type="percentage">
            <text:p>28,32%</text:p>
          </table:table-cell>
          <table:table-cell office:value-type="percentage" office:value="0.157" calcext:value-type="percentage">
            <text:p>15,7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7</text:p>
          </table:table-cell>
          <table:table-cell office:value-type="percentage" office:value="0.2045" calcext:value-type="percentage">
            <text:p>20,45%</text:p>
          </table:table-cell>
          <table:table-cell office:value-type="percentage" office:value="0.1045" calcext:value-type="percentage">
            <text:p>10,45%</text:p>
          </table:table-cell>
          <table:table-cell office:value-type="percentage" office:value="0.1099" calcext:value-type="percentage">
            <text:p>10,99%</text:p>
          </table:table-cell>
          <table:table-cell office:value-type="percentage" office:value="0.1324" calcext:value-type="percentage">
            <text:p>13,24%</text:p>
          </table:table-cell>
          <table:table-cell office:value-type="percentage" office:value="0.3715" calcext:value-type="percentage">
            <text:p>37,15%</text:p>
          </table:table-cell>
          <table:table-cell office:value-type="percentage" office:value="0.2564" calcext:value-type="percentage">
            <text:p>25,64%</text:p>
          </table:table-cell>
          <table:table-cell office:value-type="percentage" office:value="0.1927" calcext:value-type="percentage">
            <text:p>19,2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8</text:p>
          </table:table-cell>
          <table:table-cell office:value-type="percentage" office:value="0.1698" calcext:value-type="percentage">
            <text:p>16,98%</text:p>
          </table:table-cell>
          <table:table-cell office:value-type="percentage" office:value="0.0559" calcext:value-type="percentage">
            <text:p>5,59%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1335" calcext:value-type="percentage">
            <text:p>13,35%</text:p>
          </table:table-cell>
          <table:table-cell office:value-type="percentage" office:value="0.3687" calcext:value-type="percentage">
            <text:p>36,87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181" calcext:value-type="percentage">
            <text:p>18,1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9</text:p>
          </table:table-cell>
          <table:table-cell office:value-type="percentage" office:value="0.1799" calcext:value-type="percentage">
            <text:p>17,99%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1674" calcext:value-type="percentage">
            <text:p>16,74%</text:p>
          </table:table-cell>
          <table:table-cell office:value-type="percentage" office:value="0.1246" calcext:value-type="percentage">
            <text:p>12,46%</text:p>
          </table:table-cell>
          <table:table-cell office:value-type="percentage" office:value="0.3827" calcext:value-type="percentage">
            <text:p>38,27%</text:p>
          </table:table-cell>
          <table:table-cell office:value-type="percentage" office:value="0.3151" calcext:value-type="percentage">
            <text:p>31,51%</text:p>
          </table:table-cell>
          <table:table-cell office:value-type="percentage" office:value="0.2318" calcext:value-type="percentage">
            <text:p>23,1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10</text:p>
          </table:table-cell>
          <table:table-cell office:value-type="percentage" office:value="0.2101" calcext:value-type="percentage">
            <text:p>21,01%</text:p>
          </table:table-cell>
          <table:table-cell office:value-type="percentage" office:value="0.138" calcext:value-type="percentage">
            <text:p>13,80%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1615" calcext:value-type="percentage">
            <text:p>16,15%</text:p>
          </table:table-cell>
          <table:table-cell office:value-type="percentage" office:value="0.4056" calcext:value-type="percentage">
            <text:p>40,56%</text:p>
          </table:table-cell>
          <table:table-cell office:value-type="percentage" office:value="0.3101" calcext:value-type="percentage">
            <text:p>31,01%</text:p>
          </table:table-cell>
          <table:table-cell office:value-type="percentage" office:value="0.262" calcext:value-type="percentage">
            <text:p>26,20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66:.B75])" office:value-type="percentage" office:value="0.19213" calcext:value-type="percentage">
            <text:p>19,21%</text:p>
          </table:table-cell>
          <table:table-cell table:style-name="ce2" table:formula="of:=AVERAGE([.C66:.C75])" office:value-type="percentage" office:value="0.10895" calcext:value-type="percentage">
            <text:p>10,90%</text:p>
          </table:table-cell>
          <table:table-cell table:style-name="ce2" table:formula="of:=AVERAGE([.D66:.D75])" office:value-type="percentage" office:value="0.10824" calcext:value-type="percentage">
            <text:p>10,82%</text:p>
          </table:table-cell>
          <table:table-cell table:style-name="ce2" table:formula="of:=AVERAGE([.E66:.E75])" office:value-type="percentage" office:value="0.134766666666667" calcext:value-type="percentage">
            <text:p>13,48%</text:p>
          </table:table-cell>
          <table:table-cell table:style-name="ce2" table:formula="of:=AVERAGE([.F66:.F75])" office:value-type="percentage" office:value="0.38084" calcext:value-type="percentage">
            <text:p>38,08%</text:p>
          </table:table-cell>
          <table:table-cell table:style-name="ce2" table:formula="of:=AVERAGE([.G66:.G75])" office:value-type="percentage" office:value="0.32219" calcext:value-type="percentage">
            <text:p>32,22%</text:p>
          </table:table-cell>
          <table:table-cell table:style-name="ce2" table:formula="of:=AVERAGE([.H66:.H75])" office:value-type="percentage" office:value="0.21502" calcext:value-type="percentage">
            <text:p>21,50%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1</text:p>
          </table:table-cell>
          <table:table-cell office:value-type="percentage" office:value="0.1916" calcext:value-type="percentage">
            <text:p>19,16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626" calcext:value-type="percentage">
            <text:p>6,26%</text:p>
          </table:table-cell>
          <table:table-cell office:value-type="percentage" office:value="0.1062" calcext:value-type="percentage">
            <text:p>10,62%</text:p>
          </table:table-cell>
          <table:table-cell office:value-type="percentage" office:value="0.3053" calcext:value-type="percentage">
            <text:p>30,53%</text:p>
          </table:table-cell>
          <table:table-cell office:value-type="percentage" office:value="0.2093" calcext:value-type="percentage">
            <text:p>20,93%</text:p>
          </table:table-cell>
          <table:table-cell office:value-type="percentage" office:value="0.2819" calcext:value-type="percentage">
            <text:p>28,1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2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2542" calcext:value-type="percentage">
            <text:p>25,42%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2454" calcext:value-type="percentage">
            <text:p>24,5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3</text:p>
          </table:table-cell>
          <table:table-cell office:value-type="percentage" office:value="0.207" calcext:value-type="percentage">
            <text:p>20,70%</text:p>
          </table:table-cell>
          <table:table-cell table:number-columns-repeated="2" office:value-type="percentage" office:value="0.0837" calcext:value-type="percentage">
            <text:p>8,37%</text:p>
          </table:table-cell>
          <table:table-cell office:value-type="percentage" office:value="0.111" calcext:value-type="percentage">
            <text:p>11,10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304" calcext:value-type="percentage">
            <text:p>33,04%</text:p>
          </table:table-cell>
          <table:table-cell office:value-type="percentage" office:value="0.2414" calcext:value-type="percentage">
            <text:p>24,1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4</text:p>
          </table:table-cell>
          <table:table-cell office:value-type="percentage" office:value="0.1921" calcext:value-type="percentage">
            <text:p>19,21%</text:p>
          </table:table-cell>
          <table:table-cell office:value-type="percentage" office:value="0.0665" calcext:value-type="percentage">
            <text:p>6,65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2379" calcext:value-type="percentage">
            <text:p>23,79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414" calcext:value-type="percentage">
            <text:p>24,1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5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0573" calcext:value-type="percentage">
            <text:p>5,73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233" calcext:value-type="percentage">
            <text:p>23,30%</text:p>
          </table:table-cell>
          <table:table-cell office:value-type="percentage" office:value="0.2018" calcext:value-type="percentage">
            <text:p>20,1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6</text:p>
          </table:table-cell>
          <table:table-cell office:value-type="percentage" office:value="0.1819" calcext:value-type="percentage">
            <text:p>18,19%</text:p>
          </table:table-cell>
          <table:table-cell table:number-columns-repeated="2" office:value-type="percentage" office:value="0.0617" calcext:value-type="percentage">
            <text:p>6,17%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2348" calcext:value-type="percentage">
            <text:p>23,48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079" calcext:value-type="percentage">
            <text:p>20,7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7</text:p>
          </table:table-cell>
          <table:table-cell office:value-type="percentage" office:value="0.2" calcext:value-type="percentage">
            <text:p>20,00%</text:p>
          </table:table-cell>
          <table:table-cell table:number-columns-repeated="2" office:value-type="percentage" office:value="0.0837" calcext:value-type="percentage">
            <text:p>8,37%</text:p>
          </table:table-cell>
          <table:table-cell office:value-type="percentage" office:value="0.1203" calcext:value-type="percentage">
            <text:p>12,03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2709" calcext:value-type="percentage">
            <text:p>27,0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8</text:p>
          </table:table-cell>
          <table:table-cell office:value-type="percentage" office:value="0.1974" calcext:value-type="percentage">
            <text:p>19,74%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2727" calcext:value-type="percentage">
            <text:p>27,27%</text:p>
          </table:table-cell>
          <table:table-cell office:value-type="percentage" office:value="0.2313" calcext:value-type="percentage">
            <text:p>23,13%</text:p>
          </table:table-cell>
          <table:table-cell office:value-type="percentage" office:value="0.2317" calcext:value-type="percentage">
            <text:p>23,1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9</text:p>
          </table:table-cell>
          <table:table-cell office:value-type="percentage" office:value="0.167" calcext:value-type="percentage">
            <text:p>16,70%</text:p>
          </table:table-cell>
          <table:table-cell office:value-type="percentage" office:value="0.0441" calcext:value-type="percentage">
            <text:p>4,41%</text:p>
          </table:table-cell>
          <table:table-cell office:value-type="percentage" office:value="0.0454" calcext:value-type="percentage">
            <text:p>4,54%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2216" calcext:value-type="percentage">
            <text:p>22,16%</text:p>
          </table:table-cell>
          <table:table-cell office:value-type="percentage" office:value="0.2291" calcext:value-type="percentage">
            <text:p>22,91%</text:p>
          </table:table-cell>
          <table:table-cell office:value-type="percentage" office:value="0.2806" calcext:value-type="percentage">
            <text:p>28,0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10</text:p>
          </table:table-cell>
          <table:table-cell office:value-type="percentage" office:value="0.1758" calcext:value-type="percentage">
            <text:p>17,58%</text:p>
          </table:table-cell>
          <table:table-cell office:value-type="percentage" office:value="0.0559" calcext:value-type="percentage">
            <text:p>5,59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2559" calcext:value-type="percentage">
            <text:p>25,59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78:.B87])" office:value-type="percentage" office:value="0.1878" calcext:value-type="percentage">
            <text:p>18,78%</text:p>
          </table:table-cell>
          <table:table-cell table:style-name="ce2" table:formula="of:=AVERAGE([.C78:.C87])" office:value-type="percentage" office:value="0.06596" calcext:value-type="percentage">
            <text:p>6,60%</text:p>
          </table:table-cell>
          <table:table-cell table:style-name="ce2" table:formula="of:=AVERAGE([.D78:.D87])" office:value-type="percentage" office:value="0.0652" calcext:value-type="percentage">
            <text:p>6,52%</text:p>
          </table:table-cell>
          <table:table-cell table:style-name="ce2" table:formula="of:=AVERAGE([.E78:.E87])" office:value-type="percentage" office:value="0.10194" calcext:value-type="percentage">
            <text:p>10,19%</text:p>
          </table:table-cell>
          <table:table-cell table:style-name="ce2" table:formula="of:=AVERAGE([.F78:.F87])" office:value-type="percentage" office:value="0.26701" calcext:value-type="percentage">
            <text:p>26,70%</text:p>
          </table:table-cell>
          <table:table-cell table:style-name="ce2" table:formula="of:=AVERAGE([.G78:.G87])" office:value-type="percentage" office:value="0.27475" calcext:value-type="percentage">
            <text:p>27,48%</text:p>
          </table:table-cell>
          <table:table-cell table:style-name="ce2" table:formula="of:=AVERAGE([.H78:.H87])" office:value-type="percentage" office:value="0.24589" calcext:value-type="percentage">
            <text:p>24,59%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1</text:p>
          </table:table-cell>
          <table:table-cell office:value-type="percentage" office:value="0.1555" calcext:value-type="percentage">
            <text:p>15,55%</text:p>
          </table:table-cell>
          <table:table-cell office:value-type="percentage" office:value="0.0402" calcext:value-type="percentage">
            <text:p>4,02%</text:p>
          </table:table-cell>
          <table:table-cell office:value-type="percentage" office:value="0.0397" calcext:value-type="percentage">
            <text:p>3,97%</text:p>
          </table:table-cell>
          <table:table-cell office:value-type="percentage" office:value="0.0626" calcext:value-type="percentage">
            <text:p>6,26%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2898" calcext:value-type="percentage">
            <text:p>28,98%</text:p>
          </table:table-cell>
          <table:table-cell office:value-type="percentage" office:value="0.2725" calcext:value-type="percentage">
            <text:p>27,2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2</text:p>
          </table:table-cell>
          <table:table-cell office:value-type="percentage" office:value="0.1578" calcext:value-type="percentage">
            <text:p>15,78%</text:p>
          </table:table-cell>
          <table:table-cell office:value-type="percentage" office:value="0.0482" calcext:value-type="percentage">
            <text:p>4,82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3391" calcext:value-type="percentage">
            <text:p>33,91%</text:p>
          </table:table-cell>
          <table:table-cell office:value-type="percentage" office:value="0.3193" calcext:value-type="percentage">
            <text:p>31,93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3</text:p>
          </table:table-cell>
          <table:table-cell office:value-type="percentage" office:value="0.1479" calcext:value-type="percentage">
            <text:p>14,79%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0425" calcext:value-type="percentage">
            <text:p>4,25%</text:p>
          </table:table-cell>
          <table:table-cell office:value-type="percentage" office:value="0.0643" calcext:value-type="percentage">
            <text:p>6,43%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2816" calcext:value-type="percentage">
            <text:p>28,1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4</text:p>
          </table:table-cell>
          <table:table-cell office:value-type="percentage" office:value="0.1606" calcext:value-type="percentage">
            <text:p>16,06%</text:p>
          </table:table-cell>
          <table:table-cell office:value-type="percentage" office:value="0.0598" calcext:value-type="percentage">
            <text:p>5,98%</text:p>
          </table:table-cell>
          <table:table-cell office:value-type="percentage" office:value="0.0566" calcext:value-type="percentage">
            <text:p>5,66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3836" calcext:value-type="percentage">
            <text:p>38,36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025" calcext:value-type="percentage">
            <text:p>30,2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5</text:p>
          </table:table-cell>
          <table:table-cell office:value-type="percentage" office:value="0.1533" calcext:value-type="percentage">
            <text:p>15,33%</text:p>
          </table:table-cell>
          <table:table-cell table:number-columns-repeated="2" office:value-type="percentage" office:value="0.0482" calcext:value-type="percentage">
            <text:p>4,82%</text:p>
          </table:table-cell>
          <table:table-cell office:value-type="percentage" office:value="0.0686" calcext:value-type="percentage">
            <text:p>6,86%</text:p>
          </table:table-cell>
          <table:table-cell office:value-type="percentage" office:value="0.4028" calcext:value-type="percentage">
            <text:p>40,28%</text:p>
          </table:table-cell>
          <table:table-cell office:value-type="percentage" office:value="0.3008" calcext:value-type="percentage">
            <text:p>30,08%</text:p>
          </table:table-cell>
          <table:table-cell office:value-type="percentage" office:value="0.2686" calcext:value-type="percentage">
            <text:p>26,8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6</text:p>
          </table:table-cell>
          <table:table-cell office:value-type="percentage" office:value="0.1499" calcext:value-type="percentage">
            <text:p>14,99%</text:p>
          </table:table-cell>
          <table:table-cell table:number-columns-repeated="2" office:value-type="percentage" office:value="0.0453" calcext:value-type="percentage">
            <text:p>4,53%</text:p>
          </table:table-cell>
          <table:table-cell office:value-type="percentage" office:value="0.0592" calcext:value-type="percentage">
            <text:p>5,92%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3496" calcext:value-type="percentage">
            <text:p>34,96%</text:p>
          </table:table-cell>
          <table:table-cell office:value-type="percentage" office:value="0.262" calcext:value-type="percentage">
            <text:p>26,2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7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0309" calcext:value-type="percentage">
            <text:p>3,09%</text:p>
          </table:table-cell>
          <table:table-cell office:value-type="percentage" office:value="0.0283" calcext:value-type="percentage">
            <text:p>2,83%</text:p>
          </table:table-cell>
          <table:table-cell office:value-type="percentage" office:value="0.0476" calcext:value-type="percentage">
            <text:p>4,76%</text:p>
          </table:table-cell>
          <table:table-cell office:value-type="percentage" office:value="0.3807" calcext:value-type="percentage">
            <text:p>38,07%</text:p>
          </table:table-cell>
          <table:table-cell office:value-type="percentage" office:value="0.3813" calcext:value-type="percentage">
            <text:p>38,13%</text:p>
          </table:table-cell>
          <table:table-cell office:value-type="percentage" office:value="0.2666" calcext:value-type="percentage">
            <text:p>26,6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8</text:p>
          </table:table-cell>
          <table:table-cell office:value-type="percentage" office:value="0.1487" calcext:value-type="percentage">
            <text:p>14,87%</text:p>
          </table:table-cell>
          <table:table-cell table:number-columns-repeated="2" office:value-type="percentage" office:value="0.0453" calcext:value-type="percentage">
            <text:p>4,53%</text:p>
          </table:table-cell>
          <table:table-cell office:value-type="percentage" office:value="0.0569" calcext:value-type="percentage">
            <text:p>5,69%</text:p>
          </table:table-cell>
          <table:table-cell office:value-type="percentage" office:value="0.3552" calcext:value-type="percentage">
            <text:p>35,52%</text:p>
          </table:table-cell>
          <table:table-cell office:value-type="percentage" office:value="0.3278" calcext:value-type="percentage">
            <text:p>32,78%</text:p>
          </table:table-cell>
          <table:table-cell office:value-type="percentage" office:value="0.2875" calcext:value-type="percentage">
            <text:p>28,7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9</text:p>
          </table:table-cell>
          <table:table-cell office:value-type="percentage" office:value="0.1482" calcext:value-type="percentage">
            <text:p>14,82%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397" calcext:value-type="percentage">
            <text:p>3,97%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421" calcext:value-type="percentage">
            <text:p>42,10%</text:p>
          </table:table-cell>
          <table:table-cell office:value-type="percentage" office:value="0.3504" calcext:value-type="percentage">
            <text:p>35,04%</text:p>
          </table:table-cell>
          <table:table-cell office:value-type="percentage" office:value="0.2926" calcext:value-type="percentage">
            <text:p>29,2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10</text:p>
          </table:table-cell>
          <table:table-cell office:value-type="percentage" office:value="0.1555" calcext:value-type="percentage">
            <text:p>15,55%</text:p>
          </table:table-cell>
          <table:table-cell table:number-columns-repeated="2" office:value-type="percentage" office:value="0.0397" calcext:value-type="percentage">
            <text:p>3,97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3841" calcext:value-type="percentage">
            <text:p>38,41%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2904" calcext:value-type="percentage">
            <text:p>29,04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90:.B99])" office:value-type="percentage" office:value="0.15193" calcext:value-type="percentage">
            <text:p>15,19%</text:p>
          </table:table-cell>
          <table:table-cell table:style-name="ce2" table:formula="of:=AVERAGE([.C90:.C99])" office:value-type="percentage" office:value="0.0444" calcext:value-type="percentage">
            <text:p>4,44%</text:p>
          </table:table-cell>
          <table:table-cell table:style-name="ce2" table:formula="of:=AVERAGE([.D90:.D99])" office:value-type="percentage" office:value="0.04454" calcext:value-type="percentage">
            <text:p>4,45%</text:p>
          </table:table-cell>
          <table:table-cell table:style-name="ce2" table:formula="of:=AVERAGE([.E90:.E99])" office:value-type="percentage" office:value="0.06846" calcext:value-type="percentage">
            <text:p>6,85%</text:p>
          </table:table-cell>
          <table:table-cell table:style-name="ce2" table:formula="of:=AVERAGE([.F90:.F99])" office:value-type="percentage" office:value="0.38444" calcext:value-type="percentage">
            <text:p>38,44%</text:p>
          </table:table-cell>
          <table:table-cell table:style-name="ce2" table:formula="of:=AVERAGE([.G90:.G99])" office:value-type="percentage" office:value="0.33187" calcext:value-type="percentage">
            <text:p>33,19%</text:p>
          </table:table-cell>
          <table:table-cell table:style-name="ce2" table:formula="of:=AVERAGE([.H90:.H99])" office:value-type="percentage" office:value="0.27852" calcext:value-type="percentage">
            <text:p>27,85%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1</text:p>
          </table:table-cell>
          <table:table-cell office:value-type="percentage" office:value="0.1884" calcext:value-type="percentage">
            <text:p>18,84%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1281" calcext:value-type="percentage">
            <text:p>12,81%</text:p>
          </table:table-cell>
          <table:table-cell office:value-type="percentage" office:value="0.1604" calcext:value-type="percentage">
            <text:p>16,04%</text:p>
          </table:table-cell>
          <table:table-cell office:value-type="percentage" office:value="0.503" calcext:value-type="percentage">
            <text:p>50,30%</text:p>
          </table:table-cell>
          <table:table-cell office:value-type="percentage" office:value="0.4201" calcext:value-type="percentage">
            <text:p>42,01%</text:p>
          </table:table-cell>
          <table:table-cell office:value-type="percentage" office:value="0.311" calcext:value-type="percentage">
            <text:p>31,1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2</text:p>
          </table:table-cell>
          <table:table-cell office:value-type="percentage" office:value="0.1701" calcext:value-type="percentage">
            <text:p>17,01%</text:p>
          </table:table-cell>
          <table:table-cell table:number-columns-repeated="2" office:value-type="percentage" office:value="0.0732" calcext:value-type="percentage">
            <text:p>7,32%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5659" calcext:value-type="percentage">
            <text:p>56,59%</text:p>
          </table:table-cell>
          <table:table-cell office:value-type="percentage" office:value="0.4524" calcext:value-type="percentage">
            <text:p>45,24%</text:p>
          </table:table-cell>
          <table:table-cell office:value-type="percentage" office:value="0.3122" calcext:value-type="percentage">
            <text:p>31,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3</text:p>
          </table:table-cell>
          <table:table-cell office:value-type="percentage" office:value="0.1518" calcext:value-type="percentage">
            <text:p>15,18%</text:p>
          </table:table-cell>
          <table:table-cell office:value-type="percentage" office:value="0.0622" calcext:value-type="percentage">
            <text:p>6,22%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1317" calcext:value-type="percentage">
            <text:p>13,17%</text:p>
          </table:table-cell>
          <table:table-cell office:value-type="percentage" office:value="0.5854" calcext:value-type="percentage">
            <text:p>58,54%</text:p>
          </table:table-cell>
          <table:table-cell office:value-type="percentage" office:value="0.4335" calcext:value-type="percentage">
            <text:p>43,35%</text:p>
          </table:table-cell>
          <table:table-cell office:value-type="percentage" office:value="0.2457" calcext:value-type="percentage">
            <text:p>24,5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4</text:p>
          </table:table-cell>
          <table:table-cell office:value-type="percentage" office:value="0.1616" calcext:value-type="percentage">
            <text:p>16,16%</text:p>
          </table:table-cell>
          <table:table-cell office:value-type="percentage" office:value="0.1116" calcext:value-type="percentage">
            <text:p>11,16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1152" calcext:value-type="percentage">
            <text:p>11,52%</text:p>
          </table:table-cell>
          <table:table-cell office:value-type="percentage" office:value="0.4811" calcext:value-type="percentage">
            <text:p>48,11%</text:p>
          </table:table-cell>
          <table:table-cell office:value-type="percentage" office:value="0.3837" calcext:value-type="percentage">
            <text:p>38,37%</text:p>
          </table:table-cell>
          <table:table-cell office:value-type="percentage" office:value="0.2652" calcext:value-type="percentage">
            <text:p>26,5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5</text:p>
          </table:table-cell>
          <table:table-cell office:value-type="percentage" office:value="0.1732" calcext:value-type="percentage">
            <text:p>17,32%</text:p>
          </table:table-cell>
          <table:table-cell table:number-columns-repeated="2" office:value-type="percentage" office:value="0.0854" calcext:value-type="percentage">
            <text:p>8,54%</text:p>
          </table:table-cell>
          <table:table-cell office:value-type="percentage" office:value="0.1872" calcext:value-type="percentage">
            <text:p>18,72%</text:p>
          </table:table-cell>
          <table:table-cell office:value-type="percentage" office:value="0.5152" calcext:value-type="percentage">
            <text:p>51,52%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2957" calcext:value-type="percentage">
            <text:p>29,5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6</text:p>
          </table:table-cell>
          <table:table-cell office:value-type="percentage" office:value="0.189" calcext:value-type="percentage">
            <text:p>18,90%</text:p>
          </table:table-cell>
          <table:table-cell office:value-type="percentage" office:value="0.1061" calcext:value-type="percentage">
            <text:p>10,61%</text:p>
          </table:table-cell>
          <table:table-cell office:value-type="percentage" office:value="0.1037" calcext:value-type="percentage">
            <text:p>10,37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5652" calcext:value-type="percentage">
            <text:p>56,52%</text:p>
          </table:table-cell>
          <table:table-cell office:value-type="percentage" office:value="0.4829" calcext:value-type="percentage">
            <text:p>48,29%</text:p>
          </table:table-cell>
          <table:table-cell office:value-type="percentage" office:value="0.3116" calcext:value-type="percentage">
            <text:p>31,1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7</text:p>
          </table:table-cell>
          <table:table-cell office:value-type="percentage" office:value="0.2006" calcext:value-type="percentage">
            <text:p>20,06%</text:p>
          </table:table-cell>
          <table:table-cell office:value-type="percentage" office:value="0.125" calcext:value-type="percentage">
            <text:p>12,50%</text:p>
          </table:table-cell>
          <table:table-cell office:value-type="percentage" office:value="0.1231" calcext:value-type="percentage">
            <text:p>12,31%</text:p>
          </table:table-cell>
          <table:table-cell office:value-type="percentage" office:value="0.1713" calcext:value-type="percentage">
            <text:p>17,13%</text:p>
          </table:table-cell>
          <table:table-cell office:value-type="percentage" office:value="0.5396" calcext:value-type="percentage">
            <text:p>53,96%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3146" calcext:value-type="percentage">
            <text:p>31,4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8</text:p>
          </table:table-cell>
          <table:table-cell office:value-type="percentage" office:value="0.2207" calcext:value-type="percentage">
            <text:p>22,07%</text:p>
          </table:table-cell>
          <table:table-cell table:number-columns-repeated="2" office:value-type="percentage" office:value="0.1402" calcext:value-type="percentage">
            <text:p>14,02%</text:p>
          </table:table-cell>
          <table:table-cell office:value-type="percentage" office:value="0.1732" calcext:value-type="percentage">
            <text:p>17,32%</text:p>
          </table:table-cell>
          <table:table-cell office:value-type="percentage" office:value="0.4927" calcext:value-type="percentage">
            <text:p>49,27%</text:p>
          </table:table-cell>
          <table:table-cell office:value-type="percentage" office:value="0.4616" calcext:value-type="percentage">
            <text:p>46,16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9</text:p>
          </table:table-cell>
          <table:table-cell office:value-type="percentage" office:value="0.1945" calcext:value-type="percentage">
            <text:p>19,45%</text:p>
          </table:table-cell>
          <table:table-cell table:number-columns-repeated="2" office:value-type="percentage" office:value="0.1159" calcext:value-type="percentage">
            <text:p>11,59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5299" calcext:value-type="percentage">
            <text:p>52,99%</text:p>
          </table:table-cell>
          <table:table-cell office:value-type="percentage" office:value="0.4622" calcext:value-type="percentage">
            <text:p>46,22%</text:p>
          </table:table-cell>
          <table:table-cell office:value-type="percentage" office:value="0.3067" calcext:value-type="percentage">
            <text:p>30,6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10</text:p>
          </table:table-cell>
          <table:table-cell office:value-type="percentage" office:value="0.1726" calcext:value-type="percentage">
            <text:p>17,26%</text:p>
          </table:table-cell>
          <table:table-cell office:value-type="string" calcext:value-type="string">
            <text:p>x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1055" calcext:value-type="percentage">
            <text:p>10,55%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4195" calcext:value-type="percentage">
            <text:p>41,95%</text:p>
          </table:table-cell>
          <table:table-cell office:value-type="percentage" office:value="0.3024" calcext:value-type="percentage">
            <text:p>30,24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102:.B111])" office:value-type="percentage" office:value="0.18225" calcext:value-type="percentage">
            <text:p>18,23%</text:p>
          </table:table-cell>
          <table:table-cell table:style-name="ce2" table:formula="of:=AVERAGE([.C102:.C111])" office:value-type="percentage" office:value="0.105288888888889" calcext:value-type="percentage">
            <text:p>10,53%</text:p>
          </table:table-cell>
          <table:table-cell table:style-name="ce2" table:formula="of:=AVERAGE([.D102:.D111])" office:value-type="percentage" office:value="0.09972" calcext:value-type="percentage">
            <text:p>9,97%</text:p>
          </table:table-cell>
          <table:table-cell table:style-name="ce2" table:formula="of:=AVERAGE([.E102:.E111])" office:value-type="percentage" office:value="0.14464" calcext:value-type="percentage">
            <text:p>14,46%</text:p>
          </table:table-cell>
          <table:table-cell table:style-name="ce2" table:formula="of:=AVERAGE([.F102:.F111])" office:value-type="percentage" office:value="0.5289" calcext:value-type="percentage">
            <text:p>52,89%</text:p>
          </table:table-cell>
          <table:table-cell table:style-name="ce2" table:formula="of:=AVERAGE([.G102:.G111])" office:value-type="percentage" office:value="0.44769" calcext:value-type="percentage">
            <text:p>44,77%</text:p>
          </table:table-cell>
          <table:table-cell table:style-name="ce2" table:formula="of:=AVERAGE([.H102:.H111])" office:value-type="percentage" office:value="0.29809" calcext:value-type="percentage">
            <text:p>29,81%</text:p>
          </table:table-cell>
          <table:table-cell table:number-columns-repeated="9"/>
        </table:table-row>
        <table:table-row table:style-name="ro1">
          <table:table-cell/>
          <table:table-cell table:style-name="ce2" table:number-columns-repeated="7"/>
          <table:table-cell table:number-columns-repeated="9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style-name="ce2" table:number-columns-repeated="8"/>
          <table:table-cell table:number-columns-repeated="9"/>
        </table:table-row>
        <table:table-row table:style-name="ro1">
          <table:table-cell/>
          <table:table-cell table:style-name="ce2" table:number-columns-repeated="7"/>
          <table:table-cell table:number-columns-repeated="9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style-name="ce2" table:number-columns-repeated="8"/>
          <table:table-cell table:number-columns-repeated="9"/>
        </table:table-row>
        <table:table-row table:style-name="ro1">
          <table:table-cell/>
          <table:table-cell table:style-name="ce2" table:number-columns-repeated="7"/>
          <table:table-cell table:number-columns-repeated="9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style-name="ce2" table:number-columns-repeated="8"/>
          <table:table-cell table:number-columns-repeated="9"/>
        </table:table-row>
        <table:table-row table:style-name="ro1" table:number-rows-repeated="104842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Φύλλο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 style:data-style-name="N2" text:time-value="07:24:59.544548252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07:38:01.587725317</meta:creation-date>
    <dc:date>2025-11-17T19:14:09.808192669</dc:date>
    <meta:editing-duration>P1DT6H56M40S</meta:editing-duration>
    <meta:editing-cycles>261</meta:editing-cycles>
    <meta:generator>LibreOffice/25.2.3.2$Linux_X86_64 LibreOffice_project/520$Build-2</meta:generator>
    <meta:document-statistic meta:table-count="2" meta:cell-count="846" meta:object-count="0"/>
  </office:meta>
</office:document-meta>
</file>